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85%" fo:text-align="justify"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8</text:span><text:tab/><text:tab/><text:tab/><text:span text:style-name="T1">EC 522 Winter 2011</text:span><text:tab/><text:tab/> <text:s text:c="9"/><text:span text:style-name="T1">Student ID <text:s/>971-18-3385</text:span></text:p>
      <text:p text:style-name="P2"/>
      <text:p text:style-name="P3"><text:span text:style-name="Emphasis"><text:span text:style-name="T2"/></text:span></text:p>
      <text:p text:style-name="P3"><text:span text:style-name="Emphasis"><text:span text:style-name="T2">Partha Dasgupta has performed an economic miracle! He has obtained a basic, economic index of sustainability that uses readily available, national accounting (macroscopic) data and is consistent with the reality of microeconomics in today's world. <text:s/>Even though Dasgupta acknowledges the large gaps and uncertainties in his “first round” calculations because of incomplete national accounting (ignoring changes to natural capital stocks and completely neglecting the value of the “myriad of Nature's services,” for example), he has nonetheless developed an economically defensible approach for measuring sustainability (inter-generational equity) that incorporates both intra-generational inequalities and population growth and still leaves room to include values for ecosystem services when they become available. <text:s/>His miracle? Use World Bank estimates of genuine savings per nation, multiply by a realistic average annual output/wealth ratio (0.15), and factor in the change in population size over time. <text:s/>The result is the average annual percentage rate of change in per capita wealth at constant prices --- a straightforward, wealth-like index that measures the total accumulation of </text:span></text:span><text:span text:style-name="Emphasis"><text:span text:style-name="T3">all </text:span></text:span><text:span text:style-name="Emphasis"><text:span text:style-name="T2">capital assets (</text:span></text:span><text:span text:style-name="Emphasis"><text:span text:style-name="T4">genuine investment</text:span></text:span><text:span text:style-name="Emphasis"><text:span text:style-name="T2">) over time. <text:s/>When the state of a country's institutions are factored in, genuine investment becomes a meaningful measure of economic sustainability that is “a measure of a society's well-being, taking both the present and the future of that society into account.” <text:s/>This is a practical, accessible, and defensible measure of sustainability regardless of subsequent weak or strong analysis. <text:s/>When Dasgupta applies this measure to countries in sub-Saharan Africa, the Indian subcontinent, and to China the results are scary --- <text:s/>the conventional measures of Gross National Product (GNP) or <text:s/>the Human Development Index (HDI) both suggest that everyone is doing more-or-less alright (except for China who is, of course, doing spectacularly well) when in fact, people in this region are poorer now than they were in 1970! That is, they are potentially mining their capital assets and riding in an unsustainable hot air balloon.</text:span></text:span></text:p>
      <text:p text:style-name="P3"><text:span text:style-name="Emphasis"><text:span text:style-name="T2"/></text:span></text:p>
      <text:p text:style-name="P3"><text:soft-page-break/><text:span text:style-name="Emphasis"><text:span text:style-name="T2">Dasgupta argues the theoretical basis of his approach from sound economics and compassion. <text:s/>Noting the obvious “population-poverty-resource nexus” that exists in poor countries where local, natural resources are not a 'luxury,” where substitutions are usually not an option, where degradation of natural resources are symptomatic of institutional failure, and where population growth is massive, he <text:s text:c="2"/>absolutely dismisses the use of the GNP or (even worse!) the HDI as an accurate indicator(s) of economic vitality. The reasons for the failure of these highly-regarded indicators to measure the true “wealth of nations” are legion and include many of the shortcomings recognized by ecological economists; namely, the disregard for the spatial heterogeneity of planetary resources and their diverse uses, the assumption that technology (as progress) “is capable of circumventing any constraint the natural environment may impose” and that progress is a durable good that can be collectively shared, the idea that an increasing population is a requirement for economic well-being, and finally, the gross assumption that “the natural resource base constitutes a fixed, indestructible factor of production.” <text:s/>Dasgupta clearly recognizes the lack of defined property rights on many environmental resources (i.e., public goods) as a the main cause of incomplete national accounting methods and reminds us that the indigenous peoples of the world long ago formed “communitarian institutions” to deal with the problems of public goods and mobile, natural capital. <text:s/>Not surprising, these institutions have eroded in many of the world's poorest regions because of government meddling as well as the growth of marketable goods and services (read, “neo-liberal globalism”).</text:span></text:span></text:p>
      <text:p text:style-name="P3"><text:span text:style-name="Emphasis"><text:span text:style-name="T2"/></text:span></text:p>
      <text:p text:style-name="P3"><text:span text:style-name="Emphasis"><text:span text:style-name="T2">One last insight merits comment. <text:s/>Dasgupta reflects on whether or not total factor productivity (TFP) (or “the residual”) has any use in measures of sustainability. <text:s/>Some suggest that indeed TFP “intimates an economy's prospects” but Dasgupta <text:s/>points out the shortcomings of linking a positive TFP to a rosy future, not the least of which is the fact that there is no consensus on what TFP actually </text:span></text:span><text:span text:style-name="Emphasis"><text:span text:style-name="T3">is</text:span></text:span><text:span text:style-name="Emphasis"><text:span text:style-name="T2"> (mining of capital assets? nonmarketed labor? nonmarketed natural resources? technological innovation?). And that the originators of the concept (Abramovitz and Solow) certainly “did not see it as a measure of prospects over the long ru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85in" fo:margin-right="0.8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2-09T12:35:26</dc:date>
    <meta:print-date>2011-02-09T12:28:47</meta:print-date>
    <meta:editing-cycles>133</meta:editing-cycles>
    <meta:editing-duration>P1DT7H22M16S</meta:editing-duration>
    <meta:user-defined meta:name="Info 1"/>
    <meta:user-defined meta:name="Info 2"/>
    <meta:user-defined meta:name="Info 3"/>
    <meta:user-defined meta:name="Info 4"/>
    <meta:document-statistic meta:table-count="0" meta:image-count="0" meta:object-count="0" meta:page-count="2" meta:paragraph-count="4" meta:word-count="697" meta:character-count="4623"/>
  </office:meta>
</office:document-meta>
</file>